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7.034cm" fo:margin-left="0cm" fo:margin-right="-0.034cm" style:page-number="auto" table:align="margins"/>
    </style:style>
    <style:style style:name="Table1.A" style:family="table-column">
      <style:table-column-properties style:column-width="2.79cm" style:rel-column-width="10735*"/>
    </style:style>
    <style:style style:name="Table1.B" style:family="table-column">
      <style:table-column-properties style:column-width="0.452cm" style:rel-column-width="1737*"/>
    </style:style>
    <style:style style:name="Table1.C" style:family="table-column">
      <style:table-column-properties style:column-width="0.54cm" style:rel-column-width="2076*"/>
    </style:style>
    <style:style style:name="Table1.D" style:family="table-column">
      <style:table-column-properties style:column-width="3.754cm" style:rel-column-width="14441*"/>
    </style:style>
    <style:style style:name="Table1.E" style:family="table-column">
      <style:table-column-properties style:column-width="0.653cm" style:rel-column-width="2510*"/>
    </style:style>
    <style:style style:name="Table1.F" style:family="table-column">
      <style:table-column-properties style:column-width="1.104cm" style:rel-column-width="4248*"/>
    </style:style>
    <style:style style:name="Table1.G" style:family="table-column">
      <style:table-column-properties style:column-width="0.471cm" style:rel-column-width="1811*"/>
    </style:style>
    <style:style style:name="Table1.H" style:family="table-column">
      <style:table-column-properties style:column-width="4.327cm" style:rel-column-width="16646*"/>
    </style:style>
    <style:style style:name="Table1.I" style:family="table-column">
      <style:table-column-properties style:column-width="2.946cm" style:rel-column-width="11331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7.271cm" fo:margin-left="9.493cm" fo:margin-right="-0.111cm" fo:margin-top="0cm" fo:margin-bottom="0cm" table:align="margins"/>
    </style:style>
    <style:style style:name="Table3.A" style:family="table-column">
      <style:table-column-properties style:column-width="7.271cm" style:rel-column-width="6553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6" style:family="paragraph" style:parent-style-name="Normal">
      <style:paragraph-properties fo:margin-top="0cm" fo:margin-bottom="0cm" fo:line-height="100%"/>
      <style:text-properties style:font-name="Tahoma" fo:font-size="11pt" fo:font-weight="bold" style:font-size-asian="11pt" style:font-weight-asian="bold" style:font-name-complex="Tahoma" style:font-size-complex="11pt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T1" style:family="text">
      <style:text-properties style:font-name="Tahoma" fo:font-size="11pt" fo:font-weight="bold" style:font-size-asian="11pt" style:font-weight-asian="bold" style:font-name-complex="Tahoma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8" office:value-type="string">
            <text:p text:style-name="P8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B-2</text:p>
          </table:table-cell>
        </table:table-row>
        <table:table-row>
          <table:table-cell table:style-name="Table1.A1" table:number-columns-spanned="9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no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2">Sifat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Biasa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>Lampir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lampiran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>Perih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perihal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6">KEPADA YTH.</text:p>
            <text:p text:style-name="P6">KETUA PENGADILAN NEGERI {kepada}</text:p>
            <text:p text:style-name="P7"><text:span text:style-name="Default_20_Paragraph_20_Font"><text:span text:style-name="T1">DI – </text:span></text:span></text:p>
            <text:p text:style-name="P7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9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5" office:value-type="string">
            <text:p text:style-name="P2"/>
          </table:table-cell>
          <table:table-cell table:style-name="Table1.A1" table:number-columns-spanned="8" office:value-type="string">
            <text:p text:style-name="P3"><text:s text:c="6"/>Berdasarkan Surat Perintah Penyidikan Nomor : {isi1} tanggal {isi2} dari {isi3} dalam perkara atas nama tersangka {isi4}: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3">Nama Lengkap</text:p>
          </table:table-cell>
          <table:covered-table-cell/>
          <table:covered-table-cell/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nama_tersangka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3">Tempat Lahir</text:p>
          </table:table-cell>
          <table:covered-table-cell/>
          <table:covered-table-cell/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tempat_lahir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3">Umur/Tgl Lahir</text:p>
          </table:table-cell>
          <table:covered-table-cell/>
          <table:covered-table-cell/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umur} / {tgl_lahir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3">Jenis Kelamin</text:p>
          </table:table-cell>
          <table:covered-table-cell/>
          <table:covered-table-cell/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jenis_kelamin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3">Kebangsaan/ Kewarganegaraan</text:p>
          </table:table-cell>
          <table:covered-table-cell/>
          <table:covered-table-cell/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kewarganegaraan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3">Tempat Tinggal</text:p>
          </table:table-cell>
          <table:covered-table-cell/>
          <table:covered-table-cell/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alamat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3">Agama</text:p>
          </table:table-cell>
          <table:covered-table-cell/>
          <table:covered-table-cell/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agama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3">Pekerjaan</text:p>
          </table:table-cell>
          <table:covered-table-cell/>
          <table:covered-table-cell/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pekerjaan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3" office:value-type="string">
            <text:p text:style-name="P3">Pendidikan</text:p>
          </table:table-cell>
          <table:covered-table-cell/>
          <table:covered-table-cell/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pendidikan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8" office:value-type="string">
            <text:p text:style-name="P3"/>
            <text:p text:style-name="P3">Dengan bukti permulaan yang cukup, diduga keras telah melakukan tindak pidana {isi5}, melanggar pasal {isi6}.</text:p>
            <text:p text:style-name="P3"/>
            <text:p text:style-name="P3"><text:s text:c="6"/>Karena keadaan yang sangat perlu dan mendesak, sesuai pasal 34 ayat (2) jo pasal 38 ayat (2) jo pasal 7 (1) butir d Undang-undang No.8 Tahun 1981 telah dilakuka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>a.</text:p>
          </table:table-cell>
          <table:covered-table-cell/>
          <table:table-cell table:style-name="Table1.A1" table:number-columns-spanned="6" office:value-type="string">
            <text:p text:style-name="P3">Penggeledahan, tempat, rumah, pakaian, penggeledahan badan atau {isi7} di {isi8}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>b.</text:p>
          </table:table-cell>
          <table:covered-table-cell/>
          <table:table-cell table:style-name="Table1.A1" table:number-columns-spanned="6" office:value-type="string">
            <text:p text:style-name="P3">Penyitaan atas: {isi9}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>c.</text:p>
          </table:table-cell>
          <table:covered-table-cell/>
          <table:table-cell table:style-name="Table1.A1" table:number-columns-spanned="6" office:value-type="string">
            <text:p text:style-name="P3">Dan barang-barang lain yang dianggap perlu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8" office:value-type="string">
            <text:p text:style-name="P3"/>
            <text:p text:style-name="P3"><text:s text:c="6"/>Demikian dilaporkan dan mengharapkan persetujuanny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KEPALA {nama_satker}</text:p>
                </table:table-cell>
              </table:table-row>
              <table:table-row>
                <table:table-cell table:style-name="Table3.A1" office:value-type="string">
                  <text:p text:style-name="P5"/>
                  <text:p text:style-name="P5"/>
                  <text:p text:style-name="P5"/>
                  <text:p text:style-name="P5"/>
                </table:table-cell>
              </table:table-row>
              <table:table-row>
                <table:table-cell table:style-name="Table3.A1" office:value-type="string">
                  <text:p text:style-name="P4">{nama_ttd}</text:p>
                </table:table-cell>
              </table:table-row>
              <table:table-row>
                <table:table-cell table:style-name="Table3.A1" office:value-type="string">
                  <text:p text:style-name="P4">{pangkat_ttd}/ NIP. {nip_ttd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1-29T18:45:51.86</dc:date>
    <meta:editing-cycles>37</meta:editing-cycles>
    <meta:editing-duration>PT2H46M50S</meta:editing-duration>
    <meta:document-statistic meta:table-count="2" meta:image-count="0" meta:object-count="0" meta:page-count="2" meta:paragraph-count="61" meta:word-count="165" meta:character-count="1175"/>
    <meta:template xlink:type="simple" xlink:actuate="onRequest" xlink:title="" xlink:href="Normal.dotm"/>
  </office:meta>
</office:document-meta>
</file>